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40000025326B792F7.png" manifest:media-type="image/png"/>
  <manifest:file-entry manifest:full-path="Pictures/10000001000003440000025362322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0165in" svg:width="6.6929in" svg:height="4.7634in" draw:z-index="0"><draw:image xlink:href="Pictures/100000010000034400000253623223F2.png" xlink:type="simple" xlink:show="embed" xlink:actuate="onLoad" draw:mime-type="image/png"/></draw:frame></text:p>
      <text:p text:style-name="Standard"><draw:frame draw:style-name="fr2" draw:name="Image2" text:anchor-type="char" svg:width="6.6929in" svg:height="4.7634in" draw:z-index="1"><draw:image xlink:href="Pictures/10000001000003440000025326B792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8:46:41.015446520</meta:creation-date>
    <dc:date>2024-11-29T08:47:28.227579561</dc:date>
    <meta:editing-duration>PT4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